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9000000D6F08EAC806464DD4E.png" manifest:media-type="image/png"/>
  <manifest:file-entry manifest:full-path="Pictures/10000201000000D9000000D6A2E6F3370FBF0D70.png" manifest:media-type="image/png"/>
  <manifest:file-entry manifest:full-path="Pictures/100002010000025800000258B45A6D122FC32A5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2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4.5cm" fo:min-width="1.25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808080" draw:opacity="16%" draw:opacity-name="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3cm, 0.555cm, 0.601cm, 0.569cm)" draw:image-opacity="100%" style:mirror="none"/>
    </style:style>
    <style:style style:name="gr5" style:family="graphic" style:parent-style-name="standard">
      <style:graphic-properties draw:stroke="solid" svg:stroke-color="#000000" draw:fill="solid" draw:fill-color="#dee6ef" draw:textarea-vertical-align="middle"/>
    </style:style>
    <style:style style:name="gr6" style:family="graphic" style:parent-style-name="standard">
      <style:graphic-properties draw:stroke="none" svg:stroke-color="#000000" svg:stroke-linecap="butt" draw:fill="none" draw:fill-color="#dee6ef" draw:textarea-horizontal-align="left" draw:auto-grow-height="true" draw:auto-grow-width="false" fo:min-height="1.817cm" fo:min-width="0cm" draw:shadow="hidden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cfe5dc" draw:textarea-vertical-align="middle"/>
    </style:style>
    <style:style style:name="gr8" style:family="graphic" style:parent-style-name="standard">
      <style:graphic-properties draw:stroke="none" svg:stroke-color="#000000" svg:stroke-linecap="butt" draw:fill="none" draw:fill-color="#cfe5dc" draw:textarea-horizontal-align="left" draw:auto-grow-height="true" draw:auto-grow-width="false" fo:min-height="1.411cm" fo:min-width="5.692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 fo:min-height="0.45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808080" draw:opacity="16%"/>
      <style:paragraph-properties fo:text-align="center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loext:graphic-properties draw:fill="none" draw:fill-color="#dee6ef"/>
      <style:paragraph-properties style:writing-mode="lr-tb"/>
      <style:text-properties fo:color="#3465a4" loext:opacity="100%" style:font-name="Latin Modern Sans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cfe5dc"/>
      <style:paragraph-properties fo:text-align="center"/>
    </style:style>
    <style:style style:name="P7" style:family="paragraph">
      <loext:graphic-properties draw:fill="none" draw:fill-color="#cfe5dc"/>
      <style:paragraph-properties style:writing-mode="lr-tb"/>
      <style:text-properties fo:color="#2edf94" loext:opacity="100%" style:font-name="Latin Modern Sans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333333"/>
      <style:paragraph-properties fo:text-align="center"/>
    </style:style>
    <style:style style:name="T1" style:family="text">
      <style:text-properties fo:color="#3465a4" loext:opacity="100%" style:font-name="Latin Modern Sans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2edf94" loext:opacity="100%" style:font-name="Latin Modern Sans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4.15cm" svg:height="4.08cm" svg:x="11.15cm" svg:y="5.624cm">
              <draw:image xlink:href="Pictures/10000201000000D9000000D6A2E6F3370FBF0D7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cm" svg:height="4.43cm" svg:x="12.7cm" svg:y="8.274cm">
              <draw:image xlink:href="Pictures/10000201000000D9000000D6A2E6F3370FBF0D7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cm" svg:height="4.43cm" svg:x="8cm" svg:y="6.974cm">
              <draw:image xlink:href="Pictures/10000201000000D9000000D6A2E6F3370FBF0D7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85cm" svg:height="4.776cm" svg:x="14.2cm" svg:y="11.15cm">
              <draw:image xlink:href="Pictures/10000201000000D9000000D6A2E6F3370FBF0D7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85cm" svg:height="4.776cm" svg:x="9.45cm" svg:y="9.9cm">
              <draw:image xlink:href="Pictures/10000201000000D9000000D6A2E6F3370FBF0D7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85cm" svg:height="4.776cm" svg:x="4.813cm" svg:y="8.624cm">
              <draw:image xlink:href="Pictures/10000201000000D9000000D6A2E6F3370FBF0D70.png" xlink:type="simple" xlink:show="embed" xlink:actuate="onLoad" draw:mime-type="image/png">
                <text:p/>
              </draw:image>
            </draw:frame>
          </draw:g>
          <draw:custom-shape draw:style-name="gr2" draw:text-style-name="P2" draw:layer="layout" svg:width="1.75cm" svg:height="4.75cm" svg:x="18.15cm" svg:y="11.15cm">
            <text:p/>
            <draw:enhanced-geometry svg:viewBox="0 0 21600 21600" draw:type="rectangle" draw:enhanced-path="M 0 0 L 21600 0 21600 21600 0 21600 0 0 Z N"/>
          </draw:custom-shape>
        </draw:g>
        <draw:polygon draw:style-name="gr3" draw:text-style-name="P3" draw:layer="layout" svg:width="14.499cm" svg:height="14.399cm" svg:x="3.6cm" svg:y="2.3cm" svg:viewBox="0 0 14500 14400" draw:points="0,0 14500,3886 14500,14400 0,10514">
          <text:p/>
        </draw:polygon>
        <draw:frame draw:style-name="gr4" draw:text-style-name="P1" draw:layer="layout" svg:width="1.961cm" svg:height="1.961cm" draw:transform="rotate (0.72326444202645) translate (-0.018cm 11.33cm)">
          <draw:image xlink:href="Pictures/100002010000025800000258B45A6D122FC32A55.png" xlink:type="simple" xlink:show="embed" xlink:actuate="onLoad" draw:mime-type="image/png">
            <text:p/>
          </draw:image>
        </draw:frame>
        <draw:g>
          <draw:polygon draw:style-name="gr5" draw:text-style-name="P4" draw:layer="layout" svg:width="6.448cm" svg:height="4.249cm" svg:x="-8.482cm" svg:y="5.8cm" svg:viewBox="0 0 6449 4250" draw:points="0,0 6449,1771 6449,4250 0,2479">
            <text:p/>
          </draw:polygon>
          <draw:frame draw:style-name="gr6" draw:text-style-name="P5" draw:layer="layout" svg:width="7.187cm" svg:height="2.067cm" draw:transform="rotate (-0.285012266850674) translate (-8.147cm 5.8cm)">
            <draw:text-box>
              <text:p><text:span text:style-name="T1">Antimatter</text:span></text:p>
            </draw:text-box>
          </draw:frame>
        </draw:g>
        <draw:g>
          <draw:polygon draw:style-name="gr7" draw:text-style-name="P6" draw:layer="layout" svg:width="4.7cm" svg:height="2.618cm" draw:transform="rotate (-0.0125663706143595) translate (-7.08987490502558cm 3.61299779799855cm)" svg:viewBox="0 0 4701 2619" draw:points="0,0 4701,1310 4701,2619 0,1310">
            <text:p/>
          </draw:polygon>
          <draw:frame draw:style-name="gr8" draw:text-style-name="P7" draw:layer="layout" svg:width="4.107cm" svg:height="1.661cm" draw:transform="rotate (-0.296880505764236) translate (-6.177cm 3.51cm)">
            <draw:text-box>
              <text:p><text:span text:style-name="T2">Matter</text:span></text:p>
            </draw:text-box>
          </draw:frame>
        </draw:g>
        <draw:frame draw:style-name="gr9" draw:text-style-name="P8" draw:layer="layout" svg:width="4.816cm" svg:height="4.75cm" svg:x="1cm" svg:y="11.3cm">
          <draw:image xlink:href="Pictures/10000201000000D9000000D6F08EAC806464DD4E.png" xlink:type="simple" xlink:show="embed" xlink:actuate="onLoad" draw:mime-type="image/png">
            <text:p/>
          </draw:image>
        </draw:frame>
        <draw:custom-shape draw:style-name="gr10" draw:text-style-name="P9" draw:layer="layout" svg:width="0.25cm" svg:height="1cm" svg:x="3.9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6T23:17:10.155482684</meta:creation-date>
    <dc:date>2020-11-17T18:10:50.696314675</dc:date>
    <meta:editing-duration>PT21M15S</meta:editing-duration>
    <meta:editing-cycles>13</meta:editing-cycles>
    <meta:generator>LibreOffice/7.0.3.1$Linux_X86_64 LibreOffice_project/00$Build-1</meta:generator>
    <meta:document-statistic meta:object-count="19"/>
  </office:meta>
</office:document-meta>
</file>